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List_20_Indent">
      <style:paragraph-properties fo:margin-left="0in" fo:margin-right="0in" fo:text-indent="0in" style:auto-text-indent="false"/>
    </style:style>
    <style:style style:name="P2" style:family="paragraph" style:parent-style-name="Heading_20_1">
      <style:text-properties fo:font-size="24pt" style:font-size-asian="24pt" style:font-size-complex="24pt"/>
    </style:style>
    <style:style style:name="P3" style:family="paragraph" style:parent-style-name="Heading_20_3" style:list-style-name=""/>
    <style:style style:name="P4" style:family="paragraph" style:parent-style-name="Heading_20_3">
      <style:text-properties fo:font-weight="bold" style:font-weight-asian="bold" style:font-weight-complex="bold"/>
    </style:style>
    <style:style style:name="P5" style:family="paragraph" style:parent-style-name="Heading_20_2" style:list-style-name=""/>
    <style:style style:name="P6" style:family="paragraph" style:parent-style-name="Text_20_Body_20_Single" style:list-style-name=""/>
    <style:style style:name="P7" style:family="paragraph" style:parent-style-name="Text_20_Body_20_Single">
      <style:text-properties fo:font-weight="normal" style:font-weight-asian="normal" style:font-weight-complex="normal"/>
    </style:style>
    <style:style style:name="P8" style:family="paragraph" style:parent-style-name="Text_20_Body_20_Single">
      <style:text-properties fo:font-weight="bold" style:font-weight-asian="bold" style:font-weight-complex="bold"/>
    </style:style>
    <style:style style:name="P9" style:family="paragraph" style:parent-style-name="Text_20_Body_20_Single">
      <style:text-properties fo:font-style="italic" style:font-style-asian="italic" style:font-style-complex="italic"/>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paragraph-properties fo:margin-left="-0.4925in" fo:margin-right="0in" fo:text-indent="0in" style:auto-text-indent="false"/>
    </style:style>
    <style:style style:name="P12" style:family="paragraph" style:parent-style-name="Default_20_Text" style:master-page-name="">
      <style:paragraph-properties fo:margin-left="0in" fo:margin-right="0in" fo:text-indent="0in" style:auto-text-indent="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o Class</text:h>
      <text:h text:style-name="Heading_20_2" text:outline-level="2"><text:bookmark text:name="creating-instantiating"/>Creating/Instantiating:</text:h>
      <text:p text:style-name="Default_20_Text">While the Vio class inherits the Lpar class, creating one is a little different. <text:s/>This is mainly due to the assumption that someone who creates a Vio object is not interested in *making* a VIO or destroying one or modifying it's compute resources – they are primarily interested in managing storage with it.</text:p>
      <text:p text:style-name="Default_20_Text"/>
      <text:p text:style-name="Default_20_Text">So to create a new Vio object, you must supply three parameters. The first parameter, is the Hmc object that represents the HMC that manages this VIO server (see the Hmc class documentation for information on how to create an Hmc). <text:s/>The second parameter is the name of the frame in which this VIO resides on and the third parameter is the LPAR name of this VIO. <text:s/>The instantiation of a Vio object will result in it populating all of the normal Lpar attributes by using the <text:span text:style-name="T1">HMC#get_lpar_options() </text:span><text:span text:style-name="T2">function to query the HMC for all attributes of a given LPAR.</text:span></text:p>
      <text:p text:style-name="Default_20_Text"><text:span text:style-name="T2"/></text:p>
      <text:h text:style-name="Heading_20_4" text:outline-level="4"><text:bookmark text:name="example-usage"/>Example initialization</text:h>
      <text:p text:style-name="Preformatted_20_Text"><text:span text:style-name="T2">hmc = Hmc.new(“testhmc.us.ibm.com”, “hscroot”, {:password =&gt; “just4now”})</text:span></text:p>
      <text:p text:style-name="Preformatted_20_Text"><text:span text:style-name="T2">hmc.connect</text:span></text:p>
      <text:p text:style-name="Preformatted_20_Text"><text:span text:style-name="T2">vio = Vio.new(hmc, “test_frame”, “test_vio_name”)</text:span></text:p>
      <text:p text:style-name="P10"/>
      <text:h text:style-name="Heading_20_2" text:outline-level="2">Listing Disk Allocations</text:h>
      <text:p text:style-name="Text_20_Body_20_Single">The Vio class provides ways to view the disks attached to a VIO server in a few ways. <text:s/>You can have a Vio list it's available disks, it's mapped disks (both of those together form all of the provisionable disks attached to that VIO), as well as a list of disks attached to a particular virtual adapter (cited by the name of the vhost for that adapter). <text:s/>All disks are returned as Lun objects:</text:p>
      <text:p text:style-name="Preformatted_20_Text">vio.available_disks</text:p>
      <text:p text:style-name="Preformatted_20_Text">=&gt; [#&lt;Lun:0x000000011ad460 @name="hdisk7", @pvid="00f7a23a88b8c1fa", @size_in_mb=71680&gt;, #&lt;Lun:0x000000011ad320 @name="hdisk8", @pvid="00f7a23a88b8e0bb", @size_in_mb=71680&gt;, #&lt;Lun:0x000000011ad1e0 @name="hdisk9", @pvid="00f7a23a88b90187", @size_in_mb=71680&gt;, #&lt;Lun:0x000000011ad0a0 @name="hdisk10", @pvid="00f7a23a88b92633", @size_in_mb=71680&gt;, #&lt;Lun:0x000000011acb50 @name="hdisk14", @pvid="00f7a23a88b9b273", @size_in_mb=102400&gt;]</text:p>
      <text:p text:style-name="Preformatted_20_Text"/>
      <text:p text:style-name="Preformatted_20_Text">vio.used_disks</text:p>
      <text:p text:style-name="Preformatted_20_Text">=&gt; [#&lt;Lun:0x000000011aec48 @name="hdisk3", @pvid="00f7a23a88b83d00", @size_in_mb=71680&gt;, #&lt;Lun:0x000000011aea90 @name="hdisk4", @pvid="00f7a23a7e1a1239", @size_in_mb=71680&gt;, #&lt;Lun:0x000000011ae928 @name="hdisk5", @pvid="00f7a23a88b87ab9", @size_in_mb=71680&gt;, #&lt;Lun:0x000000011ae7c0 @name="hdisk6", @pvid="00f7a23a88b89f5a", @size_in_mb=71680&gt;, #&lt;Lun:0x000000011ae180 @name="hdisk11", @pvid="00f7a23a88b948e0", @size_in_mb=102400&gt;, #&lt;Lun:0x000000011ae040 @name="hdisk12", @pvid="00f7a23a88b96ca2", @size_in_mb=102400&gt;, #&lt;Lun:0x000000011aded8 @name="hdisk13", @pvid="00f7a23a88b98f9d", @size_in_mb=102400&gt;, #&lt;Lun:0x000000011adc30 @name="hdisk15", @pvid="00f7a23a88b9d790", @size_in_mb=102400&gt;]</text:p>
      <text:p text:style-name="Preformatted_20_Text"/>
      <text:p text:style-name="Preformatted_20_Text">vio.get_attached_disks(“vhost5”)</text:p>
      <text:p text:style-name="Preformatted_20_Text">=&gt; [#&lt;Lun:0x000000011ae040 @name="hdisk12", @pvid="00f7a23a88b96ca2", @size_in_mb=102400&gt;, #&lt;Lun:0x000000011aded8 @name="hdisk13", @pvid="00f7a23a88b98f9d", @size_in_mb=102400&gt;]</text:p>
      <text:h text:style-name="P5" text:outline-level="2">Mapping/Unmapping Disks to an LPAR</text:h>
      <text:p text:style-name="Text_20_Body_20_Single">Mapping or unmapping disks using a Vio requires two other objects: a second Vio object that represents the other VIO server in the VIO pair, and the Lpar in which the disks are to be mapped to/from. <text:s/>This Lpar must have vSCSI adapters created on it that attach to each of the VIO servers in the pair (see class documentation for Lpar) in order to map disks to it. <text:s/></text:p>
      <text:p text:style-name="Text_20_Body_20_Single">In creating a vSCSI adapter, the client and server virtual slots that are used by that new vSCSI are returned – these server virtual slot numbers are needed by each Vio to reconcile the vhost name in which each VIO represents the new vSCSI adapter. <text:s/>Prior to mapping any disks to the VIOs, the <text:span text:style-name="T1">find_vhost_given_virtual_slot()</text:span><text:span text:style-name="T2"> Vio function needs to be used to find out this name on each VIO in the pair. <text:s/>Using those, you can map disks to the client LPAR using the disk mapping functions. <text:s/>You can then unmap disks from the VIO pair using the two Vio objects, an Lpar object, and an optional Physical Volume Identifier (PVID) for the specific disk that you want removed. <text:s/>What follows is example usage:</text:span></text:p>
      <text:p text:style-name="Preformatted_20_Text"><text:span text:style-name="T2">#lpar represents a new LPAR in the environment</text:span></text:p>
      <text:p text:style-name="Preformatted_20_Text"><text:span text:style-name="T2">#vio1 represents the primary VIO in the pair</text:span></text:p>
      <text:p text:style-name="Preformatted_20_Text"><text:span text:style-name="T2">#vio2 represents the secondary VIO in the pair</text:span></text:p>
      <text:p text:style-name="Preformatted_20_Text"><text:span text:style-name="T2">client_slot1, vio1_slot = lpar.add_vscsi(vio1)</text:span></text:p>
      <text:p text:style-name="Preformatted_20_Text"><text:span text:style-name="T2">client_slot2, vio2_slot = lpar.add_vscsi(vio2)</text:span></text:p>
      <text:p text:style-name="Preformatted_20_Text"><text:span text:style-name="T2">vhost1 = vio1.find_vhost_given_virtual_slot(vio1_slot)</text:span></text:p>
      <text:p text:style-name="Preformatted_20_Text"><text:span text:style-name="T2">vhost2 = vio2.find_vhost_given_virtual_slot(vio2_slot)</text:span></text:p>
      <text:p text:style-name="Preformatted_20_Text"><text:span text:style-name="T2"/></text:p>
      <text:p text:style-name="Preformatted_20_Text"><text:span text:style-name="T2">#Now that vSCSI adapters were set up</text:span></text:p>
      <text:p text:style-name="Preformatted_20_Text"><text:span text:style-name="T2">#and the server slots were saved to reconcile the vhost names,</text:span></text:p>
      <text:p text:style-name="Preformatted_20_Text"><text:span text:style-name="T2">#we can map disks to that LPAR</text:span></text:p>
      <text:p text:style-name="Preformatted_20_Text"><text:span text:style-name="T2">#This call maps any single available disk onto each of the vhosts specified on each of the VIOs.</text:span></text:p>
      <text:p text:style-name="Preformatted_20_Text"><text:span text:style-name="T2">#This is synonymous with mapping a disk to the client LPAR.</text:span></text:p>
      <text:p text:style-name="Preformatted_20_Text"><text:span text:style-name="T2">vio1.map_any_disk(vhost1, vio2, vhost2)</text:span></text:p>
      <text:p text:style-name="Preformatted_20_Text"><text:span text:style-name="T2"/></text:p>
      <text:p text:style-name="Preformatted_20_Text"><text:span text:style-name="T2">#This call maps a collection of available disks that satisfies </text:span></text:p>
      <text:p text:style-name="Preformatted_20_Text"><text:span text:style-name="T2">#the specified size requirement (in GB), if such disks exist to be mapped.</text:span></text:p>
      <text:p text:style-name="Preformatted_20_Text"><text:span text:style-name="T2">vio1.map_by_size(vhost1, vio2, vhost2, “150”)</text:span></text:p>
      <text:p text:style-name="Preformatted_20_Text"><text:span text:style-name="T2"/></text:p>
      <text:p text:style-name="Preformatted_20_Text"><text:span text:style-name="T2">#These are examples of removing disks</text:span></text:p>
      <text:p text:style-name="Preformatted_20_Text"><text:span text:style-name="T2"/></text:p>
      <text:p text:style-name="Preformatted_20_Text"><text:span text:style-name="T2">#This unmaps all of the currently allocated disks from the specified Lpar</text:span></text:p>
      <text:p text:style-name="Preformatted_20_Text"><text:span text:style-name="T2">#It also removes all vSCSI adapters from the Lpar</text:span></text:p>
      <text:p text:style-name="Preformatted_20_Text"><text:span text:style-name="T2">vio1.unmap_all_disks(vio2, lpar)</text:span></text:p>
      <text:p text:style-name="Preformatted_20_Text"><text:span text:style-name="T2"/></text:p>
      <text:p text:style-name="Preformatted_20_Text"><text:span text:style-name="T2">#This call unmaps only a single disk from the specified Lpar</text:span></text:p>
      <text:p text:style-name="Preformatted_20_Text"><text:span text:style-name="T2">#using the given PVID to determine which disk to remove</text:span></text:p>
      <text:p text:style-name="Preformatted_20_Text"><text:span text:style-name="T2">vio1.unmap_by_pvid(vio2, “00f7a23a88b96ca2”)</text:span></text:p>
      <text:p text:style-name="Preformatted_20_Text"><text:span text:style-name="T2"/></text:p>
      <text:h text:style-name="P5" text:outline-level="2"/>
      <text:h text:style-name="P5" text:outline-level="2">Attribute List:</text:h>
      <text:p text:style-name="P6">Inherits all of the attributes of the Lpar class.</text:p>
      <text:p text:style-name="P6">Additionally has the following attributes:</text:p>
      <text:h text:style-name="Heading_20_3" text:outline-level="3">Read-only attributes:</text:h>
      <text:p text:style-name="P9">@available_disks<text:span text:style-name="T3"> – Array of Lun objects representing the current disks on the VIO available for allocation.</text:span></text:p>
      <text:p text:style-name="Text_20_Body_20_Single"><text:span text:style-name="T6">@used_disks</text:span> – Array of Lun objects representing the current disks on the VIO that are currently mapped.</text:p>
      <text:p text:style-name="Text_20_Body_20_Single"><text:span text:style-name="T3"/></text:p>
      <text:h text:style-name="P5" text:outline-level="2"><text:span text:style-name="T3">Function List:</text:span></text:h>
      <text:h text:style-name="Heading_20_3" text:outline-level="3"><text:span text:style-name="T3">get_vio_version → String</text:span></text:h>
      <text:p text:style-name="Text_20_Body_20_Single"><text:span text:style-name="T3">Returns a String containing the VIO OS version of the Vio.</text:span></text:p>
      <text:h text:style-name="Heading_20_3" text:outline-level="3"><text:span text:style-name="T3">reboot</text:span></text:h>
      <text:p text:style-name="Text_20_Body_20_Single"><text:span text:style-name="T3">Reboots the VIO server at the OS level. <text:s/>Simply a 'shutdown -restart' command.</text:span></text:p>
      <text:h text:style-name="P3" text:outline-level="3"><text:span text:style-name="T3">execute_vios_cmd(command)</text:span></text:h>
      <text:p text:style-name="P6"><text:span text:style-name="T3">Executes the specified VIO command </text:span>against this Vio by executing a viosvrcmd command against the HMC that manages this VIO. <text:s/>In order for this to work consistently and effectively, the RMC service must be set up and activated between the HMC and the VIO.</text:p>
      <text:h text:style-name="Heading_20_3" text:outline-level="3">execute_vios_cmd_grep(command, grep_for) → String</text:h>
      <text:p text:style-name="Text_20_Body_20_Single">Does the same as the function above, except the output results are grepped for the string specified by the second parameter.</text:p>
      <text:h text:style-name="Heading_20_3" text:outline-level="3"><text:span text:style-name="T3">list_available_disks → [Lun1, Lun2, … , LunN]</text:span></text:h>
      <text:p text:style-name="Text_20_Body_20_Single"><text:span text:style-name="T3">Returns an array of Lun objects that represent all of the disks on this VIO that are not already mapped to a vhost, and therefore available to be mapped to LPARs.</text:span></text:p>
      <text:h text:style-name="Heading_20_3" text:outline-level="3"><text:span text:style-name="T3">list_mapped_disks → [Lun1, Lun2, …, LunN]</text:span></text:h>
      <text:p text:style-name="Text_20_Body_20_Single"><text:span text:style-name="T3">Returns an array of Lun objects that represent all of the disks on this VIO that are currently mapped to a vhost, and there not available to be mapped to LPARs.</text:span></text:p>
      <text:h text:style-name="Heading_20_3" text:outline-level="3"><text:span text:style-name="T3">get_attached_disks(vhost) → [String1, String2, …, StringN]</text:span></text:h>
      <text:p text:style-name="Text_20_Body_20_Single"><text:span text:style-name="T3">Given the name of the vhost to inspect, this function returns an array of disknames (Strings) that represent the names of disks on the VIO that are attached to the vhost specified by the vhost parameter.</text:span></text:p>
      <text:h text:style-name="Heading_20_3" text:outline-level="3"><text:span text:style-name="T3">find_vhost_given_virtual_slot(server_slot) → String</text:span></text:h>
      <text:p text:style-name="Text_20_Body_20_Single"><text:span text:style-name="T3">This function takes the parameter specified (server_slot) and attempts to find a vhost adapter which represents a virtual SCSI adapter that attaches to the virtual adapter slot specified by server_slot. <text:s/>Basically, this function returns the vhost name for the virtual adapter that connects to the VIO in the slot specified by server_slot).</text:span></text:p>
      <text:h text:style-name="Heading_20_3" text:outline-level="3"><text:span text:style-name="T3">select_any_avail_disk(second_vio) → {:on_vio1 =&gt; Lun, :on_vio2 =&gt; Lun}</text:span></text:h>
      <text:p text:style-name="Text_20_Body_20_Single"><text:span text:style-name="T3">This function takes two Vio objects and finds any single available disk on both of them, ensure they both represent the same physical disk (ie, they both have the same PVID), and returns that disk in the form of a hash. <text:s/>The hash contains two keys, :on_vio1 and :on_vio2. <text:s/>Since the name of the disk can vary between each VIO, the hash returned holds a Lun object for each VIO.</text:span></text:p>
      <text:h text:style-name="Heading_20_3" text:outline-level="3"><text:span text:style-name="T3">select_disks_by_size(second_vio, total_size_in_gb) → {:on_vio1 =&gt; [Lun1, …, LunJ], :on_vio2 =&gt; [Lun1, …, LunK]}</text:span></text:h>
      <text:p text:style-name="Text_20_Body_20_Single"><text:span text:style-name="T3">This function behaves similar to the function above (select_any_avail_disk), with the addition that hash returned will now be an array of disks for each VIO, and that the second parameter, total_size_in_gb, is the size in GB that the array of returned disk's sum must, at least, be. <text:s/>The Luns returned should have a sum in size greater than or equal to the amount of space requested, total_size_in_gb.</text:span></text:p>
      <text:h text:style-name="Heading_20_3" text:outline-level="3"><text:span text:style-name="T3">map_any_disk(vhost, second_vio, second_vhost)</text:span></text:h>
      <text:p text:style-name="Text_20_Body_20_Single"><text:span text:style-name="T3">This function leverages </text:span><text:span text:style-name="T4">select_any_avail_disk()</text:span><text:span text:style-name="T5"> in order to map the selected disk to the right vhost on both VIOs. <text:s/>On the first VIO (the Vio that this is called against), the selected disk is mapped to the vhost named by the vhost parameter, and on the second VIO (second_vio), the selected disk is mapped to the vhost named by the second_vhost parameter.</text:span></text:p>
      <text:h text:style-name="P4" text:outline-level="3"><text:span text:style-name="T3">map_by_size(vhost, second_vio, second_vhost, total_size_in_gb)</text:span></text:h>
      <text:p text:style-name="P7"><text:span text:style-name="T3">This function behaves similarly to the </text:span><text:span text:style-name="T4">map_any_disk()</text:span><text:span text:style-name="T3"> function, except that it maps all of the disks returned by </text:span><text:span text:style-name="T4">select_disks_by_size()</text:span><text:span text:style-name="T3"> to the specified vhosts/VIOs (this → vhost, and second_vio → second_vhost).</text:span></text:p>
      <text:h text:style-name="Heading_20_3" text:outline-level="3"><text:span text:style-name="T3">unmap_all_disks(second_vio, client_lpar) </text:span></text:h>
      <text:p text:style-name="Text_20_Body_20_Single"><text:span text:style-name="T3">This function unmaps all disks between the VIO pair and the client_lpar specified and additionally removes the vSCSI adapters that facilitated this allocation after all of the disks are unmapped from client_lpar.</text:span></text:p>
      <text:h text:style-name="Heading_20_3" text:outline-level="3"><text:span text:style-name="T3">unmap_by_pvid(second_vio, pvid)</text:span></text:h>
      <text:p text:style-name="Text_20_Body_20_Single"><text:span text:style-name="T3">Unmaps a disk from the vhost it is allocated to both on this VIO and second_vio, all based on the PVID of the disk that is intended to be removed. <text:s/></text:span></text:p>
      <text:h text:style-name="Heading_20_3" text:outline-level="3"><text:span text:style-name="T3">list_shared_eth_adapters → String</text:span></text:h>
      <text:p text:style-name="Text_20_Body_20_Single"><text:span text:style-name="T3">Returns a list of Shared Ethernet Adapters on the VIOs.</text:span></text:p>
      <text:h text:style-name="Heading_20_3" text:outline-level="3"><text:span text:style-name="T3">assign_disk_vhost(disk, vtd, vhost)</text:span></text:h>
      <text:p text:style-name="Text_20_Body_20_Single"><text:span text:style-name="T3">This function handles executing the VIO command to add the specified disk to the specified vhost, while making sure to give it the Virtual Target Device name cited by the vtd parameter. <text:s/>This removes the disk from @available_disks and adds it to @used_disks.</text:span></text:p>
      <text:h text:style-name="Heading_20_3" text:outline-level="3"><text:span text:style-name="T3">recursive_remove_vhost(vhost)</text:span></text:h>
      <text:p text:style-name="Text_20_Body_20_Single"><text:span text:style-name="T3">This function handles executing the VIO command to recursively remove the specified vhost and all it's VTDs from the VIO.</text:span></text:p>
      <text:h text:style-name="Heading_20_3" text:outline-level="3"><text:span text:style-name="T3">remove_vhost(vhost)</text:span></text:h>
      <text:p text:style-name="Text_20_Body_20_Single"><text:span text:style-name="T3">This function handles executing the VIO command to remove the specified vhost from the VIO. <text:s/>It does NOT handle removing any of it's children (VTDs, disks) like the </text:span><text:span text:style-name="T4">recursive_remove_vhost()</text:span><text:span text:style-name="T3"> function does.</text:span></text:p>
      <text:h text:style-name="Heading_20_3" text:outline-level="3"><text:span text:style-name="T3">remove_vtd_from_vhost(vtd)</text:span></text:h>
      <text:p text:style-name="Text_20_Body_20_Single"><text:span text:style-name="T3">This function handles executing the VIO command to remove the specified VTD from the VIO.</text:span></text:p>
      <text:h text:style-name="Heading_20_3" text:outline-level="3"><text:span text:style-name="T3">remove_disk_from_vhost(disk)</text:span></text:h>
      <text:p text:style-name="Text_20_Body_20_Single"><text:span text:style-name="T3">This function handles executing the VIO command to remove the specified Lun from the vhost it is assigned to, therefore making it available to be allocated. <text:s/>This also removes the specified disk from @used_disks and adds it to @available_disks.</text:span></text:p>
      <text:h text:style-name="Heading_20_3" text:outline-level="3"><text:span text:style-name="T3">create</text:span></text:h>
      <text:p text:style-name="Text_20_Body_20_Single"><text:span text:style-name="T3">For Vio objects, this simply outputs a warning, since it is assumed the VIO this object represents pre-exists in the environment.</text:span></text:p>
      <text:h text:style-name="P3" text:outline-level="3"><text:span text:style-name="T3">delete</text:span></text:h>
      <text:p text:style-name="Text_20_Body_20_Single"><text:span text:style-name="T3">For Vio objects, this simply outputs a warning, since it is assumed that the VIO this object represents should not be deleted, as it would negatively impact all LPARs on that frame.</text:span></text:p>
      <text:h text:style-name="P3" text:outline-level="3"><text:span text:style-name="T3">hard_shutdown</text:span></text:h>
      <text:p text:style-name="Text_20_Body_20_Single"><text:span text:style-name="T3">For Vio objects, this simply outputs a warning, since it is assumed that the VIO this object represents should not be shutdown outside of a change window, since it may serve many other LPARs in the environment.</text:span></text:p>
      <text:h text:style-name="P3" text:outline-level="3"><text:span text:style-name="T3">soft_shutdown</text:span></text:h>
      <text:p text:style-name="Text_20_Body_20_Single"><text:span text:style-name="T3">For Vio objects, this simply outputs a warning, since it is assumed that the VIO this object represents should not be shutdown outside of a change window, since it may serve many other LPARs in the environment.</text:span></text:p>
      <text:p text:style-name="Text_20_Body_20_Singl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list-style-name="">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Default_20_Text">
      <style:paragraph-properties fo:margin-left="0.1965in" fo:margin-right="0in" fo:text-indent="0in" style:auto-text-indent="false"/>
    </style:style>
    <style:style style:name="Heading_20_3" style:display-name="Heading 3" style:family="paragraph" style:parent-style-name="Heading" style:next-style-name="Text_20_Body_20_Single"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0-10T10:23:27</meta:creation-date>
    <meta:document-statistic meta:table-count="0" meta:image-count="0" meta:object-count="0" meta:page-count="6" meta:paragraph-count="97" meta:word-count="1640" meta:character-count="11123"/>
    <dc:date>2014-10-13T15:42:56</dc:date>
    <meta:editing-duration>PT00H06M58S</meta:editing-duration>
    <meta:editing-cycles>1</meta:editing-cycles>
    <meta:generator>IBM_Lotus_Symphony/3.0$Linux OpenOffice.org_project/310m11$Build-9399</meta:generator>
  </office:meta>
</office:document-meta>
</file>